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3d3ab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solid" draw:fill-color="#d3d3ab" draw:shadow="hidden"/>
    </style:style>
    <style:style style:name="gr4" style:family="graphic" style:parent-style-name="standard">
      <style:graphic-properties draw:stroke="none" draw:fill="none" draw:textarea-vertical-align="middle" fo:min-height="2.821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13.362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1.609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1.359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d3d3ab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1" fo:font-size="15pt" style:font-name-asian="Calibri1" style:font-size-asian="15pt" style:font-name-complex="Calibri1" style:font-size-complex="15pt"/>
    </style:style>
    <style:style style:name="T2" style:family="text">
      <style:text-properties fo:color="#000000" style:font-name="Calibri1" style:font-name-asian="Calibri1" style:font-name-complex="Calibri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22.182cm" svg:height="17.373cm" svg:x="3.7cm" svg:y="1cm" svg:viewBox="0 0 22183 17374" draw:points="0,17374 22183,17374 22183,0 0,0">
            <text:p>NTP module</text:p>
          </draw:polygon>
          <draw:polygon draw:style-name="gr2" draw:text-style-name="P2" draw:layer="layout" svg:width="22.182cm" svg:height="17.373cm" svg:x="3.7cm" svg:y="1cm" svg:viewBox="0 0 22183 17374" draw:points="0,17374 22183,17374 22183,0 0,0">
            <text:p/>
          </draw:polygon>
        </draw:g>
        <draw:g>
          <draw:g>
            <draw:polygon draw:style-name="gr3" draw:text-style-name="P1" draw:layer="layout" svg:width="10.729cm" svg:height="3.103cm" svg:x="5.872cm" svg:y="3.015cm" svg:viewBox="0 0 10730 3104" draw:points="0,3104 10730,3104 10730,0 0,0">
              <text:p/>
            </draw:polygon>
            <draw:polygon draw:style-name="gr2" draw:text-style-name="P2" draw:layer="layout" svg:width="10.729cm" svg:height="3.103cm" svg:x="5.872cm" svg:y="3.015cm" svg:viewBox="0 0 10730 3104" draw:points="0,3104 10730,3104 10730,0 0,0">
              <text:p/>
            </draw:polygon>
          </draw:g>
          <draw:frame draw:style-name="gr4" draw:text-style-name="P4" draw:layer="layout" svg:width="10.728cm" svg:height="3.103cm" svg:x="5.872cm" svg:y="3.015cm">
            <draw:text-box>
              <text:p text:style-name="P3"><text:span text:style-name="T1">NTP Clock Discipline Module</text:span></text:p>
            </draw:text-box>
          </draw:frame>
        </draw:g>
        <draw:g>
          <draw:g>
            <draw:polygon draw:style-name="gr3" draw:text-style-name="P1" draw:layer="layout" svg:width="10.729cm" svg:height="3.103cm" svg:x="5.872cm" svg:y="7.67cm" svg:viewBox="0 0 10730 3104" draw:points="0,3104 10730,3104 10730,0 0,0">
              <text:p/>
            </draw:polygon>
            <draw:polygon draw:style-name="gr2" draw:text-style-name="P2" draw:layer="layout" svg:width="10.729cm" svg:height="3.103cm" svg:x="5.872cm" svg:y="7.67cm" svg:viewBox="0 0 10730 3104" draw:points="0,3104 10730,3104 10730,0 0,0">
              <text:p/>
            </draw:polygon>
          </draw:g>
          <draw:frame draw:style-name="gr4" draw:text-style-name="P4" draw:layer="layout" svg:width="10.728cm" svg:height="3.103cm" svg:x="5.872cm" svg:y="7.67cm">
            <draw:text-box>
              <text:p text:style-name="P3"><text:span text:style-name="T1">NTP ClockFilter</text:span></text:p>
            </draw:text-box>
          </draw:frame>
        </draw:g>
        <draw:g>
          <draw:g>
            <draw:polygon draw:style-name="gr3" draw:text-style-name="P1" draw:layer="layout" svg:width="10.729cm" svg:height="3.103cm" svg:x="5.845cm" svg:y="12.324cm" svg:viewBox="0 0 10730 3104" draw:points="0,3104 10730,3104 10730,0 0,0">
              <text:p/>
            </draw:polygon>
            <draw:polygon draw:style-name="gr2" draw:text-style-name="P2" draw:layer="layout" svg:width="10.729cm" svg:height="3.103cm" svg:x="5.845cm" svg:y="12.324cm" svg:viewBox="0 0 10730 3104" draw:points="0,3104 10730,3104 10730,0 0,0">
              <text:p/>
            </draw:polygon>
          </draw:g>
          <draw:frame draw:style-name="gr4" draw:text-style-name="P4" draw:layer="layout" svg:width="10.73cm" svg:height="3.103cm" svg:x="5.845cm" svg:y="12.324cm">
            <draw:text-box>
              <text:p text:style-name="P3"><text:span text:style-name="T1">NTP Poller</text:span></text:p>
            </draw:text-box>
          </draw:frame>
        </draw:g>
        <draw:g>
          <draw:g>
            <draw:polygon draw:style-name="gr3" draw:text-style-name="P1" draw:layer="layout" svg:width="4.059cm" svg:height="13.65cm" svg:x="18.566cm" svg:y="3.017cm" svg:viewBox="0 0 4060 13651" draw:points="0,13651 4060,13651 4060,0 0,0">
              <text:p/>
            </draw:polygon>
            <draw:polygon draw:style-name="gr2" draw:text-style-name="P2" draw:layer="layout" svg:width="4.059cm" svg:height="13.65cm" svg:x="18.566cm" svg:y="3.017cm" svg:viewBox="0 0 4060 13651" draw:points="0,13651 4060,13651 4060,0 0,0">
              <text:p/>
            </draw:polygon>
          </draw:g>
          <draw:frame draw:style-name="gr5" draw:text-style-name="P4" draw:layer="layout" svg:width="4.06cm" svg:height="13.644cm" svg:x="18.566cm" svg:y="3.016cm">
            <draw:text-box>
              <text:p text:style-name="P3"><text:span text:style-name="T1">NTP Clock <text:s/>Module</text:span></text:p>
            </draw:text-box>
          </draw:frame>
        </draw:g>
        <draw:g>
          <draw:g>
            <draw:polygon draw:style-name="gr3" draw:text-style-name="P1" draw:layer="layout" svg:width="1.548cm" svg:height="0.688cm" draw:transform="skewX (0.00139626340159546) rotate (1.56695660244051) translate (10.5052140699122cm 12.3244916199834cm)" svg:viewBox="0 0 1549 689" draw:points="0,517 1377,517 1378,689 1549,344 1377,0 1377,172 0,172">
              <text:p/>
            </draw:polygon>
            <draw:polyline draw:style-name="gr2" draw:text-style-name="P2" draw:layer="layout" svg:width="1.548cm" svg:height="0.688cm" draw:transform="skewX (0.00139626340159546) rotate (1.56695660244051) translate (10.5052140699122cm 12.3244916199834cm)" svg:viewBox="0 0 1549 689" draw:points="0,517 1377,517 1378,689 1549,344 1377,0 1377,172 0,172">
              <text:p/>
            </draw:polyline>
          </draw:g>
          <draw:frame draw:style-name="gr6" draw:text-style-name="P2" draw:layer="layout" svg:width="1.548cm" svg:height="1.891cm" draw:transform="rotate (1.56748020121611) translate (9.905cm 12.321cm)">
            <draw:text-box>
              <text:p/>
            </draw:text-box>
          </draw:frame>
        </draw:g>
        <draw:g>
          <draw:g>
            <draw:polygon draw:style-name="gr3" draw:text-style-name="P1" draw:layer="layout" svg:width="2.309cm" svg:height="4.653cm" draw:transform="skewX (0.00436332312998582) rotate (-1.5688764646177) translate (27.287297901689cm 8.00006100995664cm)" svg:viewBox="0 0 2310 4654" draw:points="1732,644 2310,645 1154,0 0,644 575,644 578,4009 3,4009 1153,4654 2310,4010 1736,4010">
              <text:p/>
            </draw:polygon>
            <draw:polygon draw:style-name="gr2" draw:text-style-name="P2" draw:layer="layout" svg:width="2.309cm" svg:height="4.653cm" draw:transform="skewX (0.00436332312998582) rotate (-1.5688764646177) translate (27.287297901689cm 8.00006100995664cm)" svg:viewBox="0 0 2310 4654" draw:points="1732,644 2310,645 1154,0 0,644 575,644 578,4009 3,4009 1153,4654 2310,4010 1736,4010">
              <text:p/>
            </draw:polygon>
          </draw:g>
          <draw:frame draw:style-name="gr7" draw:text-style-name="P5" draw:layer="layout" svg:width="5.569cm" svg:height="1.641cm" draw:transform="rotate (0.00628318530717959) translate (22.321cm 8.296cm)">
            <draw:text-box>
              <text:p text:style-name="P3"><text:span text:style-name="T2">NTP Time</text:span></text:p>
            </draw:text-box>
          </draw:frame>
        </draw:g>
        <draw:g>
          <draw:g>
            <draw:polygon draw:style-name="gr3" draw:text-style-name="P1" draw:layer="layout" svg:width="1.38cm" svg:height="2.018cm" draw:transform="skewX (0.00401425727958696) rotate (-1.5700981950941) translate (18.5921269281687cm 3.96395043657838cm)" svg:viewBox="0 0 1381 2019" draw:points="1036,279 1381,279 690,0 0,280 344,280 345,1740 2,1740 689,2019 1381,1739 1038,1739">
              <text:p/>
            </draw:polygon>
            <draw:polygon draw:style-name="gr2" draw:text-style-name="P2" draw:layer="layout" svg:width="1.38cm" svg:height="2.018cm" draw:transform="skewX (0.00401425727958696) rotate (-1.5700981950941) translate (18.5921269281687cm 3.96395043657838cm)" svg:viewBox="0 0 1381 2019" draw:points="1036,279 1381,279 690,0 0,280 344,280 345,1740 2,1740 689,2019 1381,1739 1038,1739">
              <text:p/>
            </draw:polygon>
          </draw:g>
        </draw:g>
        <draw:g>
          <draw:g>
            <draw:polygon draw:style-name="gr3" draw:text-style-name="P1" draw:layer="layout" svg:width="1.38cm" svg:height="2.018cm" draw:transform="skewX (0.00401425727958696) rotate (-1.5697491292437) translate (18.5934372115594cm 8.4501492685665cm)" svg:viewBox="0 0 1381 2019" draw:points="1036,279 1381,279 690,0 0,279 344,279 345,1739 1,1739 689,2019 1381,1739 1037,1739">
              <text:p/>
            </draw:polygon>
            <draw:polygon draw:style-name="gr2" draw:text-style-name="P2" draw:layer="layout" svg:width="1.38cm" svg:height="2.018cm" draw:transform="skewX (0.00401425727958696) rotate (-1.5697491292437) translate (18.5934372115594cm 8.4501492685665cm)" svg:viewBox="0 0 1381 2019" draw:points="1036,279 1381,279 690,0 0,279 344,279 345,1739 1,1739 689,2019 1381,1739 1037,1739">
              <text:p/>
            </draw:polygon>
          </draw:g>
        </draw:g>
        <draw:g>
          <draw:g>
            <draw:polygon draw:style-name="gr3" draw:text-style-name="P1" draw:layer="layout" svg:width="1.38cm" svg:height="2.018cm" draw:transform="skewX (0.00401425727958696) rotate (-1.5697491292437) translate (18.5934372115594cm 13.2591123471019cm)" svg:viewBox="0 0 1381 2019" draw:points="1036,279 1381,279 690,0 0,279 344,279 345,1739 1,1739 689,2019 1381,1739 1037,1739">
              <text:p/>
            </draw:polygon>
            <draw:polygon draw:style-name="gr2" draw:text-style-name="P2" draw:layer="layout" svg:width="1.38cm" svg:height="2.018cm" draw:transform="skewX (0.00401425727958696) rotate (-1.5697491292437) translate (18.5934372115594cm 13.2591123471019cm)" svg:viewBox="0 0 1381 2019" draw:points="1036,279 1381,279 690,0 0,279 344,279 345,1739 1,1739 689,2019 1381,1739 1037,1739">
              <text:p/>
            </draw:polygon>
          </draw:g>
        </draw:g>
        <draw:g>
          <draw:g>
            <draw:polygon draw:style-name="gr3" draw:text-style-name="P1" draw:layer="layout" svg:width="2.309cm" svg:height="4.653cm" draw:transform="skewX (0.00296705972839036) rotate (3.140021857263) translate (12.0563309481244cm 20.092613495646cm)" svg:viewBox="0 0 2310 4654" draw:points="1732,644 2310,644 1155,0 0,644 575,644 575,4010 0,4010 1150,4654 2307,4010 1733,4010">
              <text:p/>
            </draw:polygon>
            <draw:polygon draw:style-name="gr2" draw:text-style-name="P2" draw:layer="layout" svg:width="2.309cm" svg:height="4.653cm" draw:transform="skewX (0.00296705972839036) rotate (3.140021857263) translate (12.0563309481244cm 20.092613495646cm)" svg:viewBox="0 0 2310 4654" draw:points="1732,644 2310,644 1155,0 0,644 575,644 575,4010 0,4010 1150,4654 2307,4010 1733,4010">
              <text:p/>
            </draw:polygon>
          </draw:g>
          <draw:frame draw:style-name="gr7" draw:text-style-name="P5" draw:layer="layout" svg:width="5.569cm" svg:height="1.641cm" draw:transform="rotate (-1.56782926706651) translate (11.775cm 15.128cm)">
            <draw:text-box>
              <text:p text:style-name="P3"><text:span text:style-name="T2">UDP IF</text:span></text:p>
            </draw:text-box>
          </draw:frame>
        </draw:g>
        <draw:g>
          <draw:g>
            <draw:polygon draw:style-name="gr3" draw:text-style-name="P1" draw:layer="layout" svg:width="1.548cm" svg:height="0.688cm" draw:transform="rotate (1.56695660244051) translate (10.5052131476088cm 7.66779402510381cm)" svg:viewBox="0 0 1549 689" draw:points="0,517 1377,517 1377,689 1549,344 1377,0 1377,172 0,172">
              <text:p/>
            </draw:polygon>
            <draw:polyline draw:style-name="gr2" draw:text-style-name="P2" draw:layer="layout" svg:width="1.548cm" svg:height="0.688cm" draw:transform="rotate (1.56695660244051) translate (10.5052131476088cm 7.66779402510381cm)" svg:viewBox="0 0 1549 689" draw:points="0,517 1377,517 1377,689 1549,344 1377,0 1377,172 0,172">
              <text:p/>
            </draw:polyline>
          </draw:g>
          <draw:frame draw:style-name="gr6" draw:text-style-name="P2" draw:layer="layout" svg:width="1.548cm" svg:height="1.891cm" draw:transform="rotate (1.56748020121611) translate (9.905cm 7.664cm)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2T12:53:42.676000000</dc:date>
    <meta:creation-date>2014-02-28T08:53:00Z</meta:creation-date>
    <meta:initial-creator>fjanky</meta:initial-creator>
    <meta:generator>LibreOffice/4.4.4.3$Windows_x86 LibreOffice_project/2c39ebcf046445232b798108aa8a7e7d89552ea8</meta:generator>
    <meta:editing-duration>PT59M16S</meta:editing-duration>
    <meta:editing-cycles>9</meta:editing-cycles>
    <meta:document-statistic meta:object-count="55"/>
  </office:meta>
</office:document-meta>
</file>